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3_1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deline Hyneman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7 December 1856</text:p>
      <text:p text:style-name="P2">Month<text:tab/><text:tab/><text:tab/><text:tab/><text:tab/><text:tab/>December</text:p>
      <text:p text:style-name="P2">Year<text:tab/><text:tab/><text:tab/><text:tab/><text:tab/><text:tab/>1856</text:p>
      <text:p text:style-name="P2">Hebrew Date<text:tab/><text:tab/><text:tab/><text:tab/><text:tab/></text:p>
      <text:p text:style-name="P2">Undated</text:p>
      <text:p text:style-name="P2">City<text:tab/><text:tab/><text:tab/><text:tab/><text:tab/><text:tab/>Richmond</text:p>
      <text:p text:style-name="P2">State<text:tab/><text:tab/><text:tab/><text:tab/><text:tab/><text:tab/>Virgi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Richmond December 7 1856/</text:span></text:p>
      <text:p text:style-name="P2"><text:span text:style-name="T1">My Dear Mr Morais/</text:span></text:p>
      <text:p text:style-name="P2"><text:span text:style-name="T1"><text:tab/>Your kind favor enclosing note to Mr &amp; Mrs/ Levy &amp; also the papers are to hand. <text:s/>Your discourse/ is much admired and acknowledged by all to be/ excellent and very appropriate to the occasion/</text:span></text:p>
      <text:p text:style-name="P2"><text:span text:style-name="T1"><text:tab/>I perceive/ you have [crossed-out: you have] touched upon the recent political/ agitations of this county just sufficiently to make/ it interesting, the allusions are beautiful I/ wish I were competent to comment upon many/ parts, that are highly engaging./</text:span></text:p>
      <text:p text:style-name="P2"><text:span text:style-name="T1"><text:tab/>You have doubtless received/ both my letters. <text:s/>I have often regretted having troubled/ you with our domestic difficulties, but was so worried as to/ be actuated by momentary impulses had I deferred until/ next day, it would not have been done, as I am/ aware that matters of such a nature, laid open to/ a third party, are never improved, and only tend/ to create an unpleasant feeling towards one without/</text:span></text:p>
      <text:p text:style-name="P2"><text:span text:style-name="T1"/></text:p>
      <text:p text:style-name="P2"><text:span text:style-name="T1">[Page 2]</text:span></text:p>
      <text:p text:style-name="P2"><text:span text:style-name="T1">benefitting[sic] the others <text:s/>If you have not done so, do not/ see Mr Heiter, as I feel justly indignant towards/ him for his conduct to Levy, let the faults of the latter/ be what they may, it was the duty of Mr H. to notify him/ especially as he urged him so strenuously to leave a situation/ where he would have acquired a thorough knowledge of book-/keeping, if the salary was not quite so large, he would at least/ have had a recommendation, </text:span><text:span text:style-name="T2">But as you often say</text:span><text:span text:style-name="T3"> (He is a/ german[sic] [crossed-out: assistant]) you will either send Levys letter to/ me by mail, or burn it, as I do not care again/ to see that uninteresting document, it caused me/ much sorrow. <text:s/>I am not posted up on the events/ of the day, further than Mr Leeser was at synagogue,/ which of course was a matter of surprise, and I/ feel exceedingly anxious to know what induced/ his visit, has any thing transpired in congregational/ affairs since that momentous event, what are the signs of/ the times, I am anxious to know for your sake./ <text:s/>Mr Jacobs book was received at New York on the Sabbath/ when he was from home, it is safe however at Mr Hymans/ he thanks you for your attention and desires kind regards./</text:span></text:p>
      <text:p text:style-name="P2"><text:span text:style-name="T3"/></text:p>
      <text:p text:style-name="P2"><text:span text:style-name="T3">[Page 3]</text:span></text:p>
      <text:p text:style-name="P2"><text:span text:style-name="T3">The approaching wedding ought indeed [crossed-out: to] contribute to my/ cheerfulness. <text:s/>In fact many other causes should have that effect,/ There is in my immediate circle a continual round of/ enjoyment. <text:s/>Our home is a Schrivers, but all seem to/ claim a right and between them I am seldom at/ home would that I could be as they./</text:span></text:p>
      <text:p text:style-name="P2"><text:span text:style-name="T3"><text:tab/>My Sisters house/ is frequented by all respectable Israelites who visit this city/ I do not wonder at it, as the whole family are/ exceedingly agreeable, some of them sing &amp; play well./ <text:s/>They occasionally have private Theatrical performances, at their house,/ and in short, they deny their children nothing reason/able that conduces to their happiness. <text:s/>I have succeed/-ed in effecting a reconciliation between the families/ of my sister and brother, which is a source of much/ gratification to many./</text:span></text:p>
      <text:p text:style-name="P2"><text:span text:style-name="T3"><text:tab/>Mr Jacobs delivered a very/ good discourse yesterday, from the 38 Chap 8 verse Exodus/ I was [crossed-out: much] pleased, but thought it rather prosg.[?]/</text:span></text:p>
      <text:p text:style-name="P2"><text:span text:style-name="T3"><text:tab/>How are the/ Finsis and other friends. <text:s/>Poor Rachel Pisoa is gone/</text:span></text:p>
      <text:p text:style-name="P2"><text:span text:style-name="T3"/></text:p>
      <text:p text:style-name="P2"><text:span text:style-name="T3">[Page 4]</text:span></text:p>
      <text:p text:style-name="P2"><text:span text:style-name="T3">she will certainly be missed by many./</text:span></text:p>
      <text:p text:style-name="P2"><text:span text:style-name="T3"><text:tab/>I am expecting/ Levy to day and naturally feel anxious until he/ will have arrived. <text:s/>Present my love to Clara, [crossed-out: and]/ kiss her and the dear Nina for me. <text:s/>Offer my regards/ [crossed-out: also] to Miss Finsi and family to Miss Weil &amp; family/ and accept the best wishes for the health and/ happiness of yourself and family from/</text:span></text:p>
      <text:p text:style-name="P2"><text:span text:style-name="T3"><text:tab/>Yours Sincerely/</text:span></text:p>
      <text:p text:style-name="P2"><text:span text:style-name="T3"><text:tab/><text:tab/>Adeline Hyneman/</text:span></text:p>
      <text:p text:style-name="P2"><text:span text:style-name="T3">Rebecca and Family my sister &amp; Brothers/ [crossed-out: families] Mailerts and all friends desire/ kind regards, and regret you cannot/ be with us on Wednesday nex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10:47:56</meta:creation-date>
    <dc:date>2009-04-22T11:29:37</dc:date>
    <dc:language>en-US</dc:language>
    <meta:editing-cycles>2</meta:editing-cycles>
    <meta:editing-duration>PT3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9" meta:word-count="822" meta:character-count="5023"/>
  </office:meta>
</office:document-meta>
</file>